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e5958" officeooo:paragraph-rsid="000e5958"/>
    </style:style>
    <style:style style:name="P2" style:family="paragraph" style:parent-style-name="Standard">
      <style:text-properties officeooo:rsid="000664bf" officeooo:paragraph-rsid="000f5d18"/>
    </style:style>
    <style:style style:name="P3" style:family="paragraph" style:parent-style-name="Standard">
      <style:text-properties officeooo:rsid="000f5d18" officeooo:paragraph-rsid="000f5d1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5958" officeooo:paragraph-rsid="000e5958" style:font-weight-asian="bold" style:font-weight-complex="bold"/>
    </style:style>
    <style:style style:name="T1" style:family="text">
      <style:text-properties officeooo:rsid="000f5d18"/>
    </style:style>
    <style:style style:name="T2" style:family="text">
      <style:text-properties officeooo:rsid="000fe3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테스트 시나리오 및 케이스 </text:p>
      <text:p text:style-name="P1"/>
      <text:p text:style-name="P1">1. 노드가, 죽거나, 연결이 안되는 상황 가정:</text:p>
      <text:p text:style-name="P1"/>
      <text:p text:style-name="P1">genesis.json을 istanbul tool로 생성시.. </text:p>
      <text:p text:style-name="P1"/>
      <text:p text:style-name="P2"><text:span text:style-name="T1">&gt; </text:span>istanbul setup --num 34 --nodes --verbose –-save</text:p>
      <text:p text:style-name="P2"/>
      <text:p text:style-name="P3">이렇게 하면, genesis.json에 <text:s/>34개( 0~ 33)의 Account와 Extradata field에 RLP encoding를 해서, 34개에 대한 Validator list를 생성해줍니다. </text:p>
      <text:p text:style-name="P3"/>
      <text:p text:style-name="P3">모든 노드는 동일한 genesis.json을 갖고 있어야 같은 네트웍으로 인식합니다. </text:p>
      <text:p text:style-name="P3"/>
      <text:p text:style-name="P3">2. 이렇게 기동한 상태에서,,</text:p>
      <text:p text:style-name="P3"/>
      <text:p text:style-name="P3">노드 중에서 어떤 것을,, 한 개 또는 여러개를 죽어도,, 합의는 돌아갑니다. </text:p>
      <text:p text:style-name="P3"/>
      <text:p text:style-name="P3">3. 전혀 새로운 노드를 istabul tool로 생성해서, 노드키 등..</text:p>
      <text:p text:style-name="P3"/>
      <text:p text:style-name="P3">start-init-node.sh <text:s/>로 체인 DB 등 폴더를 생성해주고,, </text:p>
      <text:p text:style-name="P3"/>
      <text:p text:style-name="P3">4. start-geth-node.sh 34 ~ N까지..</text:p>
      <text:p text:style-name="P3"/>
      <text:p text:style-name="P3">genesis.json없는 새로운 노드.. 를 기동 시키면, </text:p>
      <text:p text:style-name="P3"/>
      <text:p text:style-name="P3">이 노드들도,, 합의에 참여 합니다. </text:p>
      <text:p text:style-name="P3"/>
      <text:p text:style-name="P3"/>
      <text:p text:style-name="P3">5. 현재 Extradata filed에 있는 것을,, Qmanager가,, 가져다 쓰는데,, 추가로 생성되는 노드들은,</text:p>
      <text:p text:style-name="P3">매번 등록 절차를 거쳐서 Qmanager가,,, slice(array)로 관리하는데,, </text:p>
      <text:p text:style-name="P3"/>
      <text:p text:style-name="P3">합의팀에서,, 테스트 한 결과로는,, 합의가 제대로 돌아갑니다. </text:p>
      <text:p text:style-name="P3"/>
      <text:p text:style-name="P3"/>
      <text:p text:style-name="P3"/>
      <text:p text:style-name="P3">=&gt; 이 이외의 상황에서는,,, 아직 Recommend 하지 않으니.. 업무에 참조 바랍니다. </text:p>
      <text:p text:style-name="P3"/>
      <text:p text:style-name="P3">6. 합의 1 라운드가 시작시.. Proposer( Frontnode)는 Validator array list에 있는 것 중에서, 순차적으로 돌아가면서( 라운드로빈 방식) ,, 합의를 하기 때문에 현재로서는</text:p>
      <text:p text:style-name="P3"/>
      <text:p text:style-name="P3">genesis.json 의 어카운트와 extradata filed의 validator 개수가 맞고 일치해야 </text:p>
      <text:p text:style-name="P3">정상 기동할 것입니다. </text:p>
      <text:p text:style-name="P3"><text:soft-page-break/></text:p>
      <text:p text:style-name="P3">이게 원칙입니다. </text:p>
      <text:p text:style-name="P3"/>
      <text:p text:style-name="P3">최초 기동 또는 죽였다가 살리는 상황 등에서,, <text:span text:style-name="T2">genesis.json의 어카운트와 extradata field는 반드시 RLP encoding 규칙데로 제대로 생성되어야 하고, 이들의 갯수가 맞아야 합니다. </text:span></text:p>
      <text:p text:style-name="P3"/>
      <text:p text:style-name="P3">업무에 참고 바랍니다.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8:05:13.229170443</meta:creation-date>
    <dc:date>2020-08-06T18:17:15.381042327</dc:date>
    <meta:editing-duration>PT12M2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2" meta:paragraph-count="23" meta:word-count="518" meta:character-count="1051" meta:non-whitespace-character-count="862"/>
  </office:meta>
</office:document-meta>
</file>